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3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51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m du client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N° FCT</text:p>
          </table:table-cell>
          <table:table-cell table:style-name="ce1" office:value-type="string">
            <text:p>CA €</text:p>
          </table:table-cell>
          <table:table-cell table:style-name="ce1" office:value-type="string">
            <text:p>tx conv</text:p>
          </table:table-cell>
          <table:table-cell table:style-name="ce1" office:value-type="string">
            <text:p>CA TND</text:p>
          </table:table-cell>
          <table:table-cell table:style-name="ce1" office:value-type="string">
            <text:p>Recouvrement €</text:p>
          </table:table-cell>
          <table:table-cell table:style-name="ce1" office:value-type="string">
            <text:p>Restant €</text:p>
          </table:table-cell>
          <table:table-cell table:style-name="ce1" office:value-type="string">
            <text:p>Perte de change</text:p>
          </table:table-cell>
          <table:table-cell table:style-name="ce1" office:value-type="string">
            <text:p>Banque</text:p>
          </table:table-cell>
          <table:table-cell table:style-name="ce1" office:value-type="string">
            <text:p>dep_code</text:p>
          </table:table-cell>
          <table:table-cell table:number-columns-repeated="24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3/01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18173">
            <text:p>18173</text:p>
          </table:table-cell>
          <table:table-cell office:value-type="float" office:value="6000">
            <text:p>6000</text:p>
          </table:table-cell>
          <table:table-cell office:value-type="float" office:value="3.3702">
            <text:p>3,3702</text:p>
          </table:table-cell>
          <table:table-cell office:value-type="float" office:value="20221.2">
            <text:p>20221,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4/01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Fluide</text:p>
          </table:table-cell>
          <table:table-cell office:value-type="float" office:value="18174">
            <text:p>18174</text:p>
          </table:table-cell>
          <table:table-cell office:value-type="float" office:value="33557.5">
            <text:p>33557,5</text:p>
          </table:table-cell>
          <table:table-cell office:value-type="float" office:value="3.3702">
            <text:p>3,3702</text:p>
          </table:table-cell>
          <table:table-cell office:value-type="float" office:value="113095.4865">
            <text:p>113095,4865</text:p>
          </table:table-cell>
          <table:table-cell office:value-type="float" office:value="33557.5">
            <text:p>33557,5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/01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Génie Civil</text:p>
          </table:table-cell>
          <table:table-cell office:value-type="float" office:value="18175">
            <text:p>18175</text:p>
          </table:table-cell>
          <table:table-cell office:value-type="float" office:value="1700">
            <text:p>1700</text:p>
          </table:table-cell>
          <table:table-cell office:value-type="float" office:value="3.3702">
            <text:p>3,3702</text:p>
          </table:table-cell>
          <table:table-cell office:value-type="float" office:value="5729.34">
            <text:p>5729,34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3345">
            <text:p>3345</text:p>
          </table:table-cell>
          <table:table-cell office:value-type="string">
            <text:p>ZITOUNA €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2/02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Génie Civil</text:p>
          </table:table-cell>
          <table:table-cell office:value-type="float" office:value="18176">
            <text:p>18176</text:p>
          </table:table-cell>
          <table:table-cell office:value-type="float" office:value="10004">
            <text:p>10004</text:p>
          </table:table-cell>
          <table:table-cell office:value-type="float" office:value="3.3702">
            <text:p>3,3702</text:p>
          </table:table-cell>
          <table:table-cell office:value-type="float" office:value="33715.4808">
            <text:p>33715,4808</text:p>
          </table:table-cell>
          <table:table-cell office:value-type="float" office:value="10004">
            <text:p>10004</text:p>
          </table:table-cell>
          <table:table-cell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3/02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18177">
            <text:p>18177</text:p>
          </table:table-cell>
          <table:table-cell office:value-type="float" office:value="26499.5">
            <text:p>26499,5</text:p>
          </table:table-cell>
          <table:table-cell office:value-type="float" office:value="3.3702">
            <text:p>3,3702</text:p>
          </table:table-cell>
          <table:table-cell office:value-type="float" office:value="89308.6149">
            <text:p>89308,6149</text:p>
          </table:table-cell>
          <table:table-cell office:value-type="float" office:value="12000">
            <text:p>12000</text:p>
          </table:table-cell>
          <table:table-cell office:value-type="float" office:value="14499.5">
            <text:p>14499,5</text:p>
          </table:table-cell>
          <table:table-cell office:value-type="float" office:value="4603">
            <text:p>4603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/02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Génie Civil</text:p>
          </table:table-cell>
          <table:table-cell office:value-type="float" office:value="18178">
            <text:p>18178</text:p>
          </table:table-cell>
          <table:table-cell office:value-type="float" office:value="2000">
            <text:p>2000</text:p>
          </table:table-cell>
          <table:table-cell office:value-type="float" office:value="3.3702">
            <text:p>3,3702</text:p>
          </table:table-cell>
          <table:table-cell office:value-type="float" office:value="6740.4">
            <text:p>6740,4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4105">
            <text:p>410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/02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8179">
            <text:p>18179</text:p>
          </table:table-cell>
          <table:table-cell office:value-type="float" office:value="2926">
            <text:p>2926</text:p>
          </table:table-cell>
          <table:table-cell office:value-type="float" office:value="3.3702">
            <text:p>3,3702</text:p>
          </table:table-cell>
          <table:table-cell office:value-type="float" office:value="9861.2052">
            <text:p>9861,2052</text:p>
          </table:table-cell>
          <table:table-cell office:value-type="float" office:value="2926">
            <text:p>2926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8/03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Fluide</text:p>
          </table:table-cell>
          <table:table-cell office:value-type="float" office:value="18180">
            <text:p>18180</text:p>
          </table:table-cell>
          <table:table-cell office:value-type="float" office:value="4950">
            <text:p>4950</text:p>
          </table:table-cell>
          <table:table-cell office:value-type="float" office:value="3.3702">
            <text:p>3,3702</text:p>
          </table:table-cell>
          <table:table-cell office:value-type="float" office:value="16682.49">
            <text:p>16682,49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2398">
            <text:p>2398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3/03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18181">
            <text:p>18181</text:p>
          </table:table-cell>
          <table:table-cell office:value-type="float" office:value="17327">
            <text:p>17327</text:p>
          </table:table-cell>
          <table:table-cell office:value-type="float" office:value="3.3702">
            <text:p>3,3702</text:p>
          </table:table-cell>
          <table:table-cell office:value-type="float" office:value="58395.4554">
            <text:p>58395,4554</text:p>
          </table:table-cell>
          <table:table-cell office:value-type="float" office:value="17000">
            <text:p>17000</text:p>
          </table:table-cell>
          <table:table-cell office:value-type="float" office:value="327">
            <text:p>327</text:p>
          </table:table-cell>
          <table:table-cell office:value-type="float" office:value="3094">
            <text:p>3094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9/02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Fluide</text:p>
          </table:table-cell>
          <table:table-cell office:value-type="float" office:value="18182">
            <text:p>18182</text:p>
          </table:table-cell>
          <table:table-cell office:value-type="float" office:value="4250">
            <text:p>4250</text:p>
          </table:table-cell>
          <table:table-cell office:value-type="float" office:value="3.3702">
            <text:p>3,3702</text:p>
          </table:table-cell>
          <table:table-cell office:value-type="float" office:value="14323.35">
            <text:p>14323,35</text:p>
          </table:table-cell>
          <table:table-cell office:value-type="float" office:value="4250">
            <text:p>4250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8/03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18183">
            <text:p>18183</text:p>
          </table:table-cell>
          <table:table-cell office:value-type="float" office:value="12540">
            <text:p>12540</text:p>
          </table:table-cell>
          <table:table-cell office:value-type="float" office:value="3.3702">
            <text:p>3,3702</text:p>
          </table:table-cell>
          <table:table-cell office:value-type="float" office:value="42262.308">
            <text:p>42262,308</text:p>
          </table:table-cell>
          <table:table-cell office:value-type="float" office:value="12540">
            <text:p>12540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8/03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18184">
            <text:p>18184</text:p>
          </table:table-cell>
          <table:table-cell office:value-type="float" office:value="2508">
            <text:p>2508</text:p>
          </table:table-cell>
          <table:table-cell office:value-type="float" office:value="3.3702">
            <text:p>3,3702</text:p>
          </table:table-cell>
          <table:table-cell office:value-type="float" office:value="8452.4616">
            <text:p>8452,4616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2845">
            <text:p>2845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8/04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Electricité</text:p>
          </table:table-cell>
          <table:table-cell office:value-type="float" office:value="18185">
            <text:p>18185</text:p>
          </table:table-cell>
          <table:table-cell office:value-type="float" office:value="23963.48">
            <text:p>23963,48</text:p>
          </table:table-cell>
          <table:table-cell office:value-type="float" office:value="3.3702">
            <text:p>3,3702</text:p>
          </table:table-cell>
          <table:table-cell office:value-type="float" office:value="80761.720296">
            <text:p>80761,720296</text:p>
          </table:table-cell>
          <table:table-cell office:value-type="float" office:value="15000">
            <text:p>15000</text:p>
          </table:table-cell>
          <table:table-cell office:value-type="float" office:value="8963.48">
            <text:p>8963,48</text:p>
          </table:table-cell>
          <table:table-cell office:value-type="float" office:value="2000">
            <text:p>2000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6/04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8186">
            <text:p>18186</text:p>
          </table:table-cell>
          <table:table-cell office:value-type="float" office:value="2090">
            <text:p>2090</text:p>
          </table:table-cell>
          <table:table-cell office:value-type="float" office:value="3.3702">
            <text:p>3,3702</text:p>
          </table:table-cell>
          <table:table-cell office:value-type="float" office:value="7043.718">
            <text:p>7043,718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4110">
            <text:p>411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8/04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18187">
            <text:p>18187</text:p>
          </table:table-cell>
          <table:table-cell office:value-type="float" office:value="6500">
            <text:p>6500</text:p>
          </table:table-cell>
          <table:table-cell office:value-type="float" office:value="3.3702">
            <text:p>3,3702</text:p>
          </table:table-cell>
          <table:table-cell office:value-type="float" office:value="21906.3">
            <text:p>21906,3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3/05/2023</text:p>
          </table:table-cell>
          <table:table-cell office:value-type="string">
            <text:p>Tunisi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18188">
            <text:p>18188</text:p>
          </table:table-cell>
          <table:table-cell office:value-type="float" office:value="32551.47">
            <text:p>32551,47</text:p>
          </table:table-cell>
          <table:table-cell office:value-type="float" office:value="3.3702">
            <text:p>3,3702</text:p>
          </table:table-cell>
          <table:table-cell office:value-type="float" office:value="109704.964194">
            <text:p>109704,964194</text:p>
          </table:table-cell>
          <table:table-cell office:value-type="float" office:value="32551.47">
            <text:p>32551,47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string">
            <text:p>BIAT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4/05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18189">
            <text:p>18189</text:p>
          </table:table-cell>
          <table:table-cell office:value-type="float" office:value="2600">
            <text:p>2600</text:p>
          </table:table-cell>
          <table:table-cell office:value-type="float" office:value="3.3702">
            <text:p>3,3702</text:p>
          </table:table-cell>
          <table:table-cell office:value-type="float" office:value="8762.52">
            <text:p>8762,52</text:p>
          </table:table-cell>
          <table:table-cell office:value-type="float" office:value="1000">
            <text:p>1000</text:p>
          </table:table-cell>
          <table:table-cell office:value-type="float" office:value="1600">
            <text:p>1600</text:p>
          </table:table-cell>
          <table:table-cell office:value-type="float" office:value="3235">
            <text:p>3235</text:p>
          </table:table-cell>
          <table:table-cell office:value-type="string">
            <text:p>BIAT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5/05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Fluide</text:p>
          </table:table-cell>
          <table:table-cell office:value-type="float" office:value="18190">
            <text:p>18190</text:p>
          </table:table-cell>
          <table:table-cell office:value-type="float" office:value="3971">
            <text:p>3971</text:p>
          </table:table-cell>
          <table:table-cell office:value-type="float" office:value="3.3702">
            <text:p>3,3702</text:p>
          </table:table-cell>
          <table:table-cell office:value-type="float" office:value="13383.0642">
            <text:p>13383,0642</text:p>
          </table:table-cell>
          <table:table-cell office:value-type="float" office:value="3971">
            <text:p>3971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string">
            <text:p>BIAT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/06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8191">
            <text:p>18191</text:p>
          </table:table-cell>
          <table:table-cell office:value-type="float" office:value="3135">
            <text:p>3135</text:p>
          </table:table-cell>
          <table:table-cell office:value-type="float" office:value="3.3702">
            <text:p>3,3702</text:p>
          </table:table-cell>
          <table:table-cell office:value-type="float" office:value="10565.577">
            <text:p>10565,577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997">
            <text:p>3997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1/06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Fluide</text:p>
          </table:table-cell>
          <table:table-cell office:value-type="float" office:value="18192">
            <text:p>18192</text:p>
          </table:table-cell>
          <table:table-cell office:value-type="float" office:value="30797.5">
            <text:p>30797,5</text:p>
          </table:table-cell>
          <table:table-cell office:value-type="float" office:value="3.3702">
            <text:p>3,3702</text:p>
          </table:table-cell>
          <table:table-cell office:value-type="float" office:value="103793.7345">
            <text:p>103793,7345</text:p>
          </table:table-cell>
          <table:table-cell office:value-type="float" office:value="30797.5">
            <text:p>30797,5</text:p>
          </table:table-cell>
          <table:table-cell office:value-type="float" office:value="0">
            <text:p>0</text:p>
          </table:table-cell>
          <table:table-cell office:value-type="float" office:value="4050">
            <text:p>405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5/07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18193">
            <text:p>18193</text:p>
          </table:table-cell>
          <table:table-cell office:value-type="float" office:value="20328.78">
            <text:p>20328,78</text:p>
          </table:table-cell>
          <table:table-cell office:value-type="float" office:value="3.3702">
            <text:p>3,3702</text:p>
          </table:table-cell>
          <table:table-cell office:value-type="float" office:value="68512.054356">
            <text:p>68512,054356</text:p>
          </table:table-cell>
          <table:table-cell office:value-type="float" office:value="20328.78">
            <text:p>20328,78</text:p>
          </table:table-cell>
          <table:table-cell office:value-type="float" office:value="0">
            <text:p>0</text:p>
          </table:table-cell>
          <table:table-cell office:value-type="float" office:value="4428">
            <text:p>4428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6/07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Electricité</text:p>
          </table:table-cell>
          <table:table-cell office:value-type="float" office:value="18194">
            <text:p>18194</text:p>
          </table:table-cell>
          <table:table-cell office:value-type="float" office:value="1700">
            <text:p>1700</text:p>
          </table:table-cell>
          <table:table-cell office:value-type="float" office:value="3.3702">
            <text:p>3,3702</text:p>
          </table:table-cell>
          <table:table-cell office:value-type="float" office:value="5729.34">
            <text:p>5729,34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3442">
            <text:p>3442</text:p>
          </table:table-cell>
          <table:table-cell office:value-type="string">
            <text:p>ZITOUNA €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3/08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Electricité</text:p>
          </table:table-cell>
          <table:table-cell office:value-type="float" office:value="18195">
            <text:p>18195</text:p>
          </table:table-cell>
          <table:table-cell office:value-type="float" office:value="22767.97">
            <text:p>22767,97</text:p>
          </table:table-cell>
          <table:table-cell office:value-type="float" office:value="3.3702">
            <text:p>3,3702</text:p>
          </table:table-cell>
          <table:table-cell office:value-type="float" office:value="76732.612494">
            <text:p>76732,612494</text:p>
          </table:table-cell>
          <table:table-cell office:value-type="float" office:value="22767.97">
            <text:p>22767,97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/09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18196">
            <text:p>18196</text:p>
          </table:table-cell>
          <table:table-cell office:value-type="float" office:value="34765.43">
            <text:p>34765,43</text:p>
          </table:table-cell>
          <table:table-cell office:value-type="float" office:value="3.3702">
            <text:p>3,3702</text:p>
          </table:table-cell>
          <table:table-cell office:value-type="float" office:value="117166.452186">
            <text:p>117166,452186</text:p>
          </table:table-cell>
          <table:table-cell office:value-type="float" office:value="29000">
            <text:p>29000</text:p>
          </table:table-cell>
          <table:table-cell office:value-type="float" office:value="5765.43">
            <text:p>5765,43</text:p>
          </table:table-cell>
          <table:table-cell office:value-type="float" office:value="2765">
            <text:p>2765</text:p>
          </table:table-cell>
          <table:table-cell office:value-type="string">
            <text:p>BIAT €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1/10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Génie Civil</text:p>
          </table:table-cell>
          <table:table-cell office:value-type="float" office:value="18197">
            <text:p>18197</text:p>
          </table:table-cell>
          <table:table-cell office:value-type="float" office:value="26973.1">
            <text:p>26973,1</text:p>
          </table:table-cell>
          <table:table-cell office:value-type="float" office:value="3.3702">
            <text:p>3,3702</text:p>
          </table:table-cell>
          <table:table-cell office:value-type="float" office:value="90904.74162">
            <text:p>90904,74162</text:p>
          </table:table-cell>
          <table:table-cell office:value-type="float" office:value="22000">
            <text:p>22000</text:p>
          </table:table-cell>
          <table:table-cell office:value-type="float" office:value="4973.1">
            <text:p>4973,1</text:p>
          </table:table-cell>
          <table:table-cell office:value-type="float" office:value="3544">
            <text:p>3544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1/10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Génie Civil</text:p>
          </table:table-cell>
          <table:table-cell office:value-type="float" office:value="18198">
            <text:p>18198</text:p>
          </table:table-cell>
          <table:table-cell office:value-type="float" office:value="2508">
            <text:p>2508</text:p>
          </table:table-cell>
          <table:table-cell office:value-type="float" office:value="3.3702">
            <text:p>3,3702</text:p>
          </table:table-cell>
          <table:table-cell office:value-type="float" office:value="8452.4616">
            <text:p>8452,4616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1/11/2023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Génie Civil</text:p>
          </table:table-cell>
          <table:table-cell office:value-type="float" office:value="18199">
            <text:p>18199</text:p>
          </table:table-cell>
          <table:table-cell office:value-type="float" office:value="21339.63">
            <text:p>21339,63</text:p>
          </table:table-cell>
          <table:table-cell office:value-type="float" office:value="3.3702">
            <text:p>3,3702</text:p>
          </table:table-cell>
          <table:table-cell office:value-type="float" office:value="71918.821026">
            <text:p>71918,821026</text:p>
          </table:table-cell>
          <table:table-cell office:value-type="float" office:value="19000">
            <text:p>19000</text:p>
          </table:table-cell>
          <table:table-cell office:value-type="float" office:value="2339.63">
            <text:p>2339,63</text:p>
          </table:table-cell>
          <table:table-cell office:value-type="float" office:value="4535">
            <text:p>4535</text:p>
          </table:table-cell>
          <table:table-cell office:value-type="string">
            <text:p>ZITOUNA €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8/12/2023</text:p>
          </table:table-cell>
          <table:table-cell office:value-type="string">
            <text:p>Tunisi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Electricité</text:p>
          </table:table-cell>
          <table:table-cell office:value-type="float" office:value="18200">
            <text:p>18200</text:p>
          </table:table-cell>
          <table:table-cell office:value-type="float" office:value="11500.74">
            <text:p>11500,74</text:p>
          </table:table-cell>
          <table:table-cell office:value-type="float" office:value="3.3702">
            <text:p>3,3702</text:p>
          </table:table-cell>
          <table:table-cell office:value-type="float" office:value="38759.793948">
            <text:p>38759,793948</text:p>
          </table:table-cell>
          <table:table-cell office:value-type="float" office:value="9000">
            <text:p>9000</text:p>
          </table:table-cell>
          <table:table-cell office:value-type="float" office:value="2500.74">
            <text:p>2500,74</text:p>
          </table:table-cell>
          <table:table-cell office:value-type="float" office:value="4947">
            <text:p>4947</text:p>
          </table:table-cell>
          <table:table-cell office:value-type="string">
            <text:p>ZITOUNA €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23/12/2023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Electricité</text:p>
          </table:table-cell>
          <table:table-cell office:value-type="float" office:value="18201">
            <text:p>18201</text:p>
          </table:table-cell>
          <table:table-cell office:value-type="float" office:value="35021.35">
            <text:p>35021,35</text:p>
          </table:table-cell>
          <table:table-cell office:value-type="float" office:value="3.3702">
            <text:p>3,3702</text:p>
          </table:table-cell>
          <table:table-cell office:value-type="float" office:value="118028.95377">
            <text:p>118028,95377</text:p>
          </table:table-cell>
          <table:table-cell office:value-type="float" office:value="0">
            <text:p>0</text:p>
          </table:table-cell>
          <table:table-cell office:value-type="float" office:value="35021.35">
            <text:p>35021,35</text:p>
          </table:table-cell>
          <table:table-cell office:value-type="float" office:value="3322">
            <text:p>3322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3">23/09/2025</text:date>, <text:time>11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affar seif allah</dc:creator>
    <dc:date>2025-09-23T11:28:02.16</dc:date>
    <meta:editing-duration>P2171DT9H31M57S</meta:editing-duration>
    <meta:generator>OpenOffice/4.1.12$Win32 OpenOffice.org_project/4112m1$Build-9809</meta:generator>
    <meta:editing-cycles>1</meta:editing-cycles>
    <meta:document-statistic meta:table-count="1" meta:cell-count="450" meta:object-count="0"/>
  </office:meta>
</office:document-meta>
</file>